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70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PROBABILITY_Algorithms_MAGNETIC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uznia1_KNN_3_distanceAlgorithm_PROBABILITY_Algorithms_RSSI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2:46:11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